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32" officeooo:paragraph-rsid="00068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tatut et mission de l’auditeur au sein du Parlement Européen</text:p>
      <text:p text:style-name="P1">-Présentation de l’étude</text:p>
      <text:p text:style-name="P1">– contexte de l’étude</text:p>
      <text:p text:style-name="P1">– solution attendue</text:p>
      <text:p text:style-name="P1"/>
      <text:p text:style-name="P1">- Cahier des charg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1-21T06:23:36.747639037</dc:date>
    <meta:editing-duration>PT25M58S</meta:editing-duration>
    <meta:editing-cycles>1</meta:editing-cycles>
    <meta:document-statistic meta:table-count="0" meta:image-count="0" meta:object-count="0" meta:page-count="1" meta:paragraph-count="5" meta:word-count="23" meta:character-count="147" meta:non-whitespace-character-count="127"/>
  </office:meta>
</office:document-meta>
</file>